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LineLogger.setLogLevel( String leve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mmandLineLogger.info( Object message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andLineLogger.CommandLineLogger( String lo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andLineLogger.debug( Objec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andLineLogger.isInfo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Logger.isTrace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Logger.debug( Object message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andLineLogger.trace( Objec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andLineLogger.warn( Object message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andLineLogger.isErro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Logger.error( Objec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andLineLogger.isDebu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Logger.log( int type , Object message , Throwable 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mmandLineLogger.warn( Objec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andLineLogger.isFatal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Logger.error( Object message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andLineLogger.isWarn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Logger.fatal( Object message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andLineLogger.info( Objec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andLineLogger.fatal( Objec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andLineLogger.trace( Object message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